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7"/>
    <style:style style:name="ce2" style:family="table-cell" style:parent-style-name="Default" style:data-style-name="N10036"/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office:value-type="string" calcext:value-type="string">
            <text:p>WeekDay</text:p>
          </table:table-cell>
          <table:table-cell office:value-type="string" calcext:value-type="string">
            <text:p>Month</text:p>
          </table:table-cell>
          <table:table-cell table:number-columns-repeated="7"/>
        </table:table-row>
        <table:table-row table:style-name="ro1">
          <table:table-cell office:value-type="date" office:date-value="2003-11-26" calcext:value-type="date">
            <text:p>26/11/2003</text:p>
          </table:table-cell>
          <table:table-cell table:formula="of:=WEEKDAY([.A2];2)" office:value-type="float" office:value="3" calcext:value-type="float">
            <text:p>3</text:p>
          </table:table-cell>
          <table:table-cell table:formula="of:=MONTH([.A2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date" office:date-value="2004-07-20" calcext:value-type="date">
            <text:p>20/07/2004</text:p>
          </table:table-cell>
          <table:table-cell table:formula="of:=WEEKDAY([.A3];2)" office:value-type="float" office:value="2" calcext:value-type="float">
            <text:p>2</text:p>
          </table:table-cell>
          <table:table-cell table:formula="of:=MONTH([.A3])" office:value-type="float" office:value="7" calcext:value-type="float">
            <text:p>7</text:p>
          </table:table-cell>
          <table:table-cell table:number-columns-repeated="3"/>
          <table:table-cell table:style-name="ce3" office:value-type="string" calcext:value-type="string" table:number-columns-spanned="3" table:number-rows-spanned="2">
            <text:p>TAULA DE FREQÜÈNCIES</text:p>
          </table:table-cell>
          <table:covered-table-cell table:number-columns-repeated="2"/>
          <table:table-cell/>
        </table:table-row>
        <table:table-row table:style-name="ro1">
          <table:table-cell office:value-type="date" office:date-value="2004-05-26" calcext:value-type="date">
            <text:p>26/05/2004</text:p>
          </table:table-cell>
          <table:table-cell table:formula="of:=WEEKDAY([.A4];2)" office:value-type="float" office:value="3" calcext:value-type="float">
            <text:p>3</text:p>
          </table:table-cell>
          <table:table-cell table:formula="of:=MONTH([.A4])" office:value-type="float" office:value="5" calcext:value-type="float">
            <text:p>5</text:p>
          </table:table-cell>
          <table:table-cell table:number-columns-repeated="3"/>
          <table:covered-table-cell table:number-columns-repeated="3"/>
          <table:table-cell/>
        </table:table-row>
        <table:table-row table:style-name="ro1">
          <table:table-cell office:value-type="date" office:date-value="2004-09-20" calcext:value-type="date">
            <text:p>20/09/2004</text:p>
          </table:table-cell>
          <table:table-cell table:formula="of:=WEEKDAY([.A5];2)" office:value-type="float" office:value="1" calcext:value-type="float">
            <text:p>1</text:p>
          </table:table-cell>
          <table:table-cell table:formula="of:=MONTH([.A5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date" office:date-value="2004-11-09" calcext:value-type="date">
            <text:p>09/11/2004</text:p>
          </table:table-cell>
          <table:table-cell table:formula="of:=WEEKDAY([.A6];2)" office:value-type="float" office:value="2" calcext:value-type="float">
            <text:p>2</text:p>
          </table:table-cell>
          <table:table-cell table:formula="of:=MONTH([.A6])" office:value-type="float" office:value="11" calcext:value-type="float">
            <text:p>11</text:p>
          </table:table-cell>
          <table:table-cell table:number-columns-repeated="3"/>
          <table:table-cell table:style-name="ce4" office:value-type="string" calcext:value-type="string">
            <text:p>Dia</text:p>
          </table:table-cell>
          <table:table-cell table:style-name="ce4" office:value-type="string" calcext:value-type="string">
            <text:p>fi</text:p>
          </table:table-cell>
          <table:table-cell table:style-name="ce4" office:value-type="string" calcext:value-type="string">
            <text:p>fri</text:p>
          </table:table-cell>
          <table:table-cell table:style-name="ce4" office:value-type="string" calcext:value-type="string">
            <text:p>%i</text:p>
          </table:table-cell>
        </table:table-row>
        <table:table-row table:style-name="ro1">
          <table:table-cell office:value-type="date" office:date-value="2004-07-31" calcext:value-type="date">
            <text:p>31/07/2004</text:p>
          </table:table-cell>
          <table:table-cell table:formula="of:=WEEKDAY([.A7];2)" office:value-type="float" office:value="6" calcext:value-type="float">
            <text:p>6</text:p>
          </table:table-cell>
          <table:table-cell table:formula="of:=MONTH([.A7]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illuns</text:p>
          </table:table-cell>
          <table:table-cell office:value-type="float" office:value="1" calcext:value-type="float">
            <text:p>1</text:p>
          </table:table-cell>
          <table:table-cell table:formula="of:=COUNTIF([.$B$2:.$B$179];1)" office:value-type="float" office:value="22" calcext:value-type="float">
            <text:p>22</text:p>
          </table:table-cell>
          <table:table-cell table:style-name="ce5" table:formula="of:=[.H7]/[.$H$14]" office:value-type="float" office:value="0.123595505617978" calcext:value-type="float">
            <text:p>0.12</text:p>
          </table:table-cell>
          <table:table-cell table:style-name="ce5" table:formula="of:=[.I7]*100" office:value-type="float" office:value="12.3595505617978" calcext:value-type="float">
            <text:p>12.36</text:p>
          </table:table-cell>
        </table:table-row>
        <table:table-row table:style-name="ro1">
          <table:table-cell office:value-type="date" office:date-value="2004-12-01" calcext:value-type="date">
            <text:p>01/12/2004</text:p>
          </table:table-cell>
          <table:table-cell table:formula="of:=WEEKDAY([.A8];2)" office:value-type="float" office:value="3" calcext:value-type="float">
            <text:p>3</text:p>
          </table:table-cell>
          <table:table-cell table:formula="of:=MONTH([.A8])"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Dimarts</text:p>
          </table:table-cell>
          <table:table-cell office:value-type="float" office:value="2" calcext:value-type="float">
            <text:p>2</text:p>
          </table:table-cell>
          <table:table-cell table:formula="of:=COUNTIF([.$B$2:.$B$179];2)" office:value-type="float" office:value="25" calcext:value-type="float">
            <text:p>25</text:p>
          </table:table-cell>
          <table:table-cell table:style-name="ce5" table:formula="of:=[.H8]/[.$H$14]" office:value-type="float" office:value="0.140449438202247" calcext:value-type="float">
            <text:p>0.14</text:p>
          </table:table-cell>
          <table:table-cell table:style-name="ce5" table:formula="of:=[.I8]*100" office:value-type="float" office:value="14.0449438202247" calcext:value-type="float">
            <text:p>14.04</text:p>
          </table:table-cell>
        </table:table-row>
        <table:table-row table:style-name="ro1">
          <table:table-cell office:value-type="date" office:date-value="2004-06-03" calcext:value-type="date">
            <text:p>03/06/2004</text:p>
          </table:table-cell>
          <table:table-cell table:formula="of:=WEEKDAY([.A9];2)" office:value-type="float" office:value="4" calcext:value-type="float">
            <text:p>4</text:p>
          </table:table-cell>
          <table:table-cell table:formula="of:=MONTH([.A9]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imecres</text:p>
          </table:table-cell>
          <table:table-cell office:value-type="float" office:value="3" calcext:value-type="float">
            <text:p>3</text:p>
          </table:table-cell>
          <table:table-cell table:formula="of:=COUNTIF([.$B$2:.$B$179];3)" office:value-type="float" office:value="30" calcext:value-type="float">
            <text:p>30</text:p>
          </table:table-cell>
          <table:table-cell table:style-name="ce5" table:formula="of:=[.H9]/[.$H$14]" office:value-type="float" office:value="0.168539325842697" calcext:value-type="float">
            <text:p>0.17</text:p>
          </table:table-cell>
          <table:table-cell table:style-name="ce5" table:formula="of:=[.I9]*100" office:value-type="float" office:value="16.8539325842697" calcext:value-type="float">
            <text:p>16.85</text:p>
          </table:table-cell>
        </table:table-row>
        <table:table-row table:style-name="ro1">
          <table:table-cell office:value-type="date" office:date-value="2004-01-12" calcext:value-type="date">
            <text:p>12/01/2004</text:p>
          </table:table-cell>
          <table:table-cell table:formula="of:=WEEKDAY([.A10];2)" office:value-type="float" office:value="1" calcext:value-type="float">
            <text:p>1</text:p>
          </table:table-cell>
          <table:table-cell table:formula="of:=MONTH([.A10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jous</text:p>
          </table:table-cell>
          <table:table-cell office:value-type="float" office:value="4" calcext:value-type="float">
            <text:p>4</text:p>
          </table:table-cell>
          <table:table-cell table:formula="of:=COUNTIF([.$B$2:.$B$179];4)" office:value-type="float" office:value="29" calcext:value-type="float">
            <text:p>29</text:p>
          </table:table-cell>
          <table:table-cell table:style-name="ce5" table:formula="of:=[.H10]/[.$H$14]" office:value-type="float" office:value="0.162921348314607" calcext:value-type="float">
            <text:p>0.16</text:p>
          </table:table-cell>
          <table:table-cell table:style-name="ce5" table:formula="of:=[.I10]*100" office:value-type="float" office:value="16.2921348314607" calcext:value-type="float">
            <text:p>16.29</text:p>
          </table:table-cell>
        </table:table-row>
        <table:table-row table:style-name="ro1">
          <table:table-cell office:value-type="date" office:date-value="2004-08-21" calcext:value-type="date">
            <text:p>21/08/2004</text:p>
          </table:table-cell>
          <table:table-cell table:formula="of:=WEEKDAY([.A11];2)" office:value-type="float" office:value="6" calcext:value-type="float">
            <text:p>6</text:p>
          </table:table-cell>
          <table:table-cell table:formula="of:=MONTH([.A11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ivendres</text:p>
          </table:table-cell>
          <table:table-cell office:value-type="float" office:value="5" calcext:value-type="float">
            <text:p>5</text:p>
          </table:table-cell>
          <table:table-cell table:formula="of:=COUNTIF([.$B$2:.$B$179];5)" office:value-type="float" office:value="23" calcext:value-type="float">
            <text:p>23</text:p>
          </table:table-cell>
          <table:table-cell table:style-name="ce5" table:formula="of:=[.H11]/[.$H$14]" office:value-type="float" office:value="0.129213483146067" calcext:value-type="float">
            <text:p>0.13</text:p>
          </table:table-cell>
          <table:table-cell table:style-name="ce5" table:formula="of:=[.I11]*100" office:value-type="float" office:value="12.9213483146067" calcext:value-type="float">
            <text:p>12.92</text:p>
          </table:table-cell>
        </table:table-row>
        <table:table-row table:style-name="ro1">
          <table:table-cell office:value-type="date" office:date-value="2003-06-16" calcext:value-type="date">
            <text:p>16/06/2003</text:p>
          </table:table-cell>
          <table:table-cell table:formula="of:=WEEKDAY([.A12];2)" office:value-type="float" office:value="1" calcext:value-type="float">
            <text:p>1</text:p>
          </table:table-cell>
          <table:table-cell table:formula="of:=MONTH([.A12]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issabte</text:p>
          </table:table-cell>
          <table:table-cell office:value-type="float" office:value="6" calcext:value-type="float">
            <text:p>6</text:p>
          </table:table-cell>
          <table:table-cell table:formula="of:=COUNTIF([.$B$2:.$B$179];6)" office:value-type="float" office:value="24" calcext:value-type="float">
            <text:p>24</text:p>
          </table:table-cell>
          <table:table-cell table:style-name="ce5" table:formula="of:=[.H12]/[.$H$14]" office:value-type="float" office:value="0.134831460674157" calcext:value-type="float">
            <text:p>0.13</text:p>
          </table:table-cell>
          <table:table-cell table:style-name="ce5" table:formula="of:=[.I12]*100" office:value-type="float" office:value="13.4831460674157" calcext:value-type="float">
            <text:p>13.48</text:p>
          </table:table-cell>
        </table:table-row>
        <table:table-row table:style-name="ro1">
          <table:table-cell office:value-type="date" office:date-value="2005-10-20" calcext:value-type="date">
            <text:p>20/10/2005</text:p>
          </table:table-cell>
          <table:table-cell table:formula="of:=WEEKDAY([.A13];2)" office:value-type="float" office:value="4" calcext:value-type="float">
            <text:p>4</text:p>
          </table:table-cell>
          <table:table-cell table:formula="of:=MONTH([.A13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iumenge</text:p>
          </table:table-cell>
          <table:table-cell office:value-type="float" office:value="7" calcext:value-type="float">
            <text:p>7</text:p>
          </table:table-cell>
          <table:table-cell table:formula="of:=COUNTIF([.$B$2:.$B$179];7)" office:value-type="float" office:value="25" calcext:value-type="float">
            <text:p>25</text:p>
          </table:table-cell>
          <table:table-cell table:style-name="ce5" table:formula="of:=[.H13]/[.$H$14]" office:value-type="float" office:value="0.140449438202247" calcext:value-type="float">
            <text:p>0.14</text:p>
          </table:table-cell>
          <table:table-cell table:style-name="ce5" table:formula="of:=[.I13]*100" office:value-type="float" office:value="14.0449438202247" calcext:value-type="float">
            <text:p>14.04</text:p>
          </table:table-cell>
        </table:table-row>
        <table:table-row table:style-name="ro1">
          <table:table-cell office:value-type="date" office:date-value="2005-01-04" calcext:value-type="date">
            <text:p>04/01/2005</text:p>
          </table:table-cell>
          <table:table-cell table:formula="of:=WEEKDAY([.A14];2)" office:value-type="float" office:value="2" calcext:value-type="float">
            <text:p>2</text:p>
          </table:table-cell>
          <table:table-cell table:formula="of:=MONTH([.A14])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formula="of:=SUM([.H7:.H13])" office:value-type="float" office:value="178" calcext:value-type="float">
            <text:p>178</text:p>
          </table:table-cell>
          <table:table-cell table:formula="of:=SUM([.I7:.I13])" office:value-type="float" office:value="1" calcext:value-type="float">
            <text:p>1</text:p>
          </table:table-cell>
          <table:table-cell table:formula="of:=SUM([.J7:.J13])"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5-03-31" calcext:value-type="date">
            <text:p>31/03/2005</text:p>
          </table:table-cell>
          <table:table-cell table:formula="of:=WEEKDAY([.A15];2)" office:value-type="float" office:value="4" calcext:value-type="float">
            <text:p>4</text:p>
          </table:table-cell>
          <table:table-cell table:formula="of:=MONTH([.A15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date" office:date-value="2005-02-08" calcext:value-type="date">
            <text:p>08/02/2005</text:p>
          </table:table-cell>
          <table:table-cell table:formula="of:=WEEKDAY([.A16];2)" office:value-type="float" office:value="2" calcext:value-type="float">
            <text:p>2</text:p>
          </table:table-cell>
          <table:table-cell table:formula="of:=MONTH([.A1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date" office:date-value="2005-06-04" calcext:value-type="date">
            <text:p>04/06/2005</text:p>
          </table:table-cell>
          <table:table-cell table:formula="of:=WEEKDAY([.A17];2)" office:value-type="float" office:value="6" calcext:value-type="float">
            <text:p>6</text:p>
          </table:table-cell>
          <table:table-cell table:formula="of:=MONTH([.A17])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es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ri</text:p>
          </table:table-cell>
          <table:table-cell office:value-type="string" calcext:value-type="string">
            <text:p>%i</text:p>
          </table:table-cell>
        </table:table-row>
        <table:table-row table:style-name="ro1">
          <table:table-cell office:value-type="date" office:date-value="2005-07-14" calcext:value-type="date">
            <text:p>14/07/2005</text:p>
          </table:table-cell>
          <table:table-cell table:formula="of:=WEEKDAY([.A18];2)" office:value-type="float" office:value="4" calcext:value-type="float">
            <text:p>4</text:p>
          </table:table-cell>
          <table:table-cell table:formula="of:=MONTH([.A18])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COUNTIF([.$C$2:.$C$181];1)" office:value-type="float" office:value="14" calcext:value-type="float">
            <text:p>14</text:p>
          </table:table-cell>
          <table:table-cell table:style-name="ce5" table:formula="of:=[.H18]/[.$H$30]" office:value-type="float" office:value="0.0786516853932584" calcext:value-type="float">
            <text:p>0.08</text:p>
          </table:table-cell>
          <table:table-cell table:style-name="ce5" table:formula="of:=[.I18]*100" office:value-type="float" office:value="7.86516853932584" calcext:value-type="float">
            <text:p>7.87</text:p>
          </table:table-cell>
        </table:table-row>
        <table:table-row table:style-name="ro1">
          <table:table-cell office:value-type="date" office:date-value="2005-03-23" calcext:value-type="date">
            <text:p>23/03/2005</text:p>
          </table:table-cell>
          <table:table-cell table:formula="of:=WEEKDAY([.A19];2)" office:value-type="float" office:value="3" calcext:value-type="float">
            <text:p>3</text:p>
          </table:table-cell>
          <table:table-cell table:formula="of:=MONTH([.A19]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UNTIF([.$C$2:.$C$181];2)" office:value-type="float" office:value="15" calcext:value-type="float">
            <text:p>15</text:p>
          </table:table-cell>
          <table:table-cell table:style-name="ce5" table:formula="of:=[.H19]/[.$H$30]" office:value-type="float" office:value="0.0842696629213483" calcext:value-type="float">
            <text:p>0.08</text:p>
          </table:table-cell>
          <table:table-cell table:style-name="ce5" table:formula="of:=[.I19]*100" office:value-type="float" office:value="8.42696629213483" calcext:value-type="float">
            <text:p>8.43</text:p>
          </table:table-cell>
        </table:table-row>
        <table:table-row table:style-name="ro1">
          <table:table-cell office:value-type="date" office:date-value="2004-01-03" calcext:value-type="date">
            <text:p>03/01/2004</text:p>
          </table:table-cell>
          <table:table-cell table:formula="of:=WEEKDAY([.A20];2)" office:value-type="float" office:value="6" calcext:value-type="float">
            <text:p>6</text:p>
          </table:table-cell>
          <table:table-cell table:formula="of:=MONTH([.A20])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COUNTIF([.$C$2:.$C$181];3)" office:value-type="float" office:value="14" calcext:value-type="float">
            <text:p>14</text:p>
          </table:table-cell>
          <table:table-cell table:style-name="ce5" table:formula="of:=[.H20]/[.$H$30]" office:value-type="float" office:value="0.0786516853932584" calcext:value-type="float">
            <text:p>0.08</text:p>
          </table:table-cell>
          <table:table-cell table:style-name="ce5" table:formula="of:=[.I20]*100" office:value-type="float" office:value="7.86516853932584" calcext:value-type="float">
            <text:p>7.87</text:p>
          </table:table-cell>
        </table:table-row>
        <table:table-row table:style-name="ro1">
          <table:table-cell office:value-type="date" office:date-value="2004-01-03" calcext:value-type="date">
            <text:p>03/01/2004</text:p>
          </table:table-cell>
          <table:table-cell table:formula="of:=WEEKDAY([.A21];2)" office:value-type="float" office:value="6" calcext:value-type="float">
            <text:p>6</text:p>
          </table:table-cell>
          <table:table-cell table:formula="of:=MONTH([.A21])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UNTIF([.$C$2:.$C$181];4)" office:value-type="float" office:value="11" calcext:value-type="float">
            <text:p>11</text:p>
          </table:table-cell>
          <table:table-cell table:style-name="ce5" table:formula="of:=[.H21]/[.$H$30]" office:value-type="float" office:value="0.0617977528089888" calcext:value-type="float">
            <text:p>0.06</text:p>
          </table:table-cell>
          <table:table-cell table:style-name="ce5" table:formula="of:=[.I21]*100" office:value-type="float" office:value="6.17977528089888" calcext:value-type="float">
            <text:p>6.18</text:p>
          </table:table-cell>
        </table:table-row>
        <table:table-row table:style-name="ro1">
          <table:table-cell office:value-type="date" office:date-value="2003-11-28" calcext:value-type="date">
            <text:p>28/11/2003</text:p>
          </table:table-cell>
          <table:table-cell table:formula="of:=WEEKDAY([.A22];2)" office:value-type="float" office:value="5" calcext:value-type="float">
            <text:p>5</text:p>
          </table:table-cell>
          <table:table-cell table:formula="of:=MONTH([.A22])" office:value-type="float" office:value="11" calcext:value-type="float">
            <text:p>1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COUNTIF([.$C$2:.$C$181];5)" office:value-type="float" office:value="11" calcext:value-type="float">
            <text:p>11</text:p>
          </table:table-cell>
          <table:table-cell table:style-name="ce5" table:formula="of:=[.H22]/[.$H$30]" office:value-type="float" office:value="0.0617977528089888" calcext:value-type="float">
            <text:p>0.06</text:p>
          </table:table-cell>
          <table:table-cell table:style-name="ce5" table:formula="of:=[.I22]*100" office:value-type="float" office:value="6.17977528089888" calcext:value-type="float">
            <text:p>6.18</text:p>
          </table:table-cell>
        </table:table-row>
        <table:table-row table:style-name="ro1">
          <table:table-cell office:value-type="date" office:date-value="2004-09-16" calcext:value-type="date">
            <text:p>16/09/2004</text:p>
          </table:table-cell>
          <table:table-cell table:formula="of:=WEEKDAY([.A23];2)" office:value-type="float" office:value="4" calcext:value-type="float">
            <text:p>4</text:p>
          </table:table-cell>
          <table:table-cell table:formula="of:=MONTH([.A23])" office:value-type="float" office:value="9" calcext:value-type="float">
            <text:p>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COUNTIF([.$C$2:.$C$181];6)" office:value-type="float" office:value="13" calcext:value-type="float">
            <text:p>13</text:p>
          </table:table-cell>
          <table:table-cell table:style-name="ce5" table:formula="of:=[.H23]/[.$H$30]" office:value-type="float" office:value="0.0730337078651685" calcext:value-type="float">
            <text:p>0.07</text:p>
          </table:table-cell>
          <table:table-cell table:style-name="ce5" table:formula="of:=[.I23]*100" office:value-type="float" office:value="7.30337078651685" calcext:value-type="float">
            <text:p>7.30</text:p>
          </table:table-cell>
        </table:table-row>
        <table:table-row table:style-name="ro1">
          <table:table-cell office:value-type="date" office:date-value="2003-11-04" calcext:value-type="date">
            <text:p>04/11/2003</text:p>
          </table:table-cell>
          <table:table-cell table:formula="of:=WEEKDAY([.A24];2)" office:value-type="float" office:value="2" calcext:value-type="float">
            <text:p>2</text:p>
          </table:table-cell>
          <table:table-cell table:formula="of:=MONTH([.A24])" office:value-type="float" office:value="11" calcext:value-type="float">
            <text:p>1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UNTIF([.$C$2:.$C$181];7)" office:value-type="float" office:value="19" calcext:value-type="float">
            <text:p>19</text:p>
          </table:table-cell>
          <table:table-cell table:style-name="ce5" table:formula="of:=[.H24]/[.$H$30]" office:value-type="float" office:value="0.106741573033708" calcext:value-type="float">
            <text:p>0.11</text:p>
          </table:table-cell>
          <table:table-cell table:style-name="ce5" table:formula="of:=[.I24]*100" office:value-type="float" office:value="10.6741573033708" calcext:value-type="float">
            <text:p>10.67</text:p>
          </table:table-cell>
        </table:table-row>
        <table:table-row table:style-name="ro1">
          <table:table-cell office:value-type="date" office:date-value="2005-11-11" calcext:value-type="date">
            <text:p>11/11/2005</text:p>
          </table:table-cell>
          <table:table-cell table:formula="of:=WEEKDAY([.A25];2)" office:value-type="float" office:value="5" calcext:value-type="float">
            <text:p>5</text:p>
          </table:table-cell>
          <table:table-cell table:formula="of:=MONTH([.A25])"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UNTIF([.$C$2:.$C$181];8)" office:value-type="float" office:value="23" calcext:value-type="float">
            <text:p>23</text:p>
          </table:table-cell>
          <table:table-cell table:style-name="ce5" table:formula="of:=[.H25]/[.$H$30]" office:value-type="float" office:value="0.129213483146067" calcext:value-type="float">
            <text:p>0.13</text:p>
          </table:table-cell>
          <table:table-cell table:style-name="ce5" table:formula="of:=[.I25]*100" office:value-type="float" office:value="12.9213483146067" calcext:value-type="float">
            <text:p>12.92</text:p>
          </table:table-cell>
        </table:table-row>
        <table:table-row table:style-name="ro1">
          <table:table-cell office:value-type="date" office:date-value="2002-11-19" calcext:value-type="date">
            <text:p>19/11/2002</text:p>
          </table:table-cell>
          <table:table-cell table:formula="of:=WEEKDAY([.A26];2)" office:value-type="float" office:value="2" calcext:value-type="float">
            <text:p>2</text:p>
          </table:table-cell>
          <table:table-cell table:formula="of:=MONTH([.A26])" office:value-type="float" office:value="11" calcext:value-type="float">
            <text:p>1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UNTIF([.$C$2:.$C$181];9)" office:value-type="float" office:value="14" calcext:value-type="float">
            <text:p>14</text:p>
          </table:table-cell>
          <table:table-cell table:style-name="ce5" table:formula="of:=[.H26]/[.$H$30]" office:value-type="float" office:value="0.0786516853932584" calcext:value-type="float">
            <text:p>0.08</text:p>
          </table:table-cell>
          <table:table-cell table:style-name="ce5" table:formula="of:=[.I26]*100" office:value-type="float" office:value="7.86516853932584" calcext:value-type="float">
            <text:p>7.87</text:p>
          </table:table-cell>
        </table:table-row>
        <table:table-row table:style-name="ro1">
          <table:table-cell office:value-type="date" office:date-value="2002-05-22" calcext:value-type="date">
            <text:p>22/05/2002</text:p>
          </table:table-cell>
          <table:table-cell table:formula="of:=WEEKDAY([.A27];2)" office:value-type="float" office:value="3" calcext:value-type="float">
            <text:p>3</text:p>
          </table:table-cell>
          <table:table-cell table:formula="of:=MONTH([.A27])" office:value-type="float" office:value="5" calcext:value-type="float">
            <text:p>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UNTIF([.$C$2:.$C$181];10)" office:value-type="float" office:value="17" calcext:value-type="float">
            <text:p>17</text:p>
          </table:table-cell>
          <table:table-cell table:style-name="ce5" table:formula="of:=[.H27]/[.$H$30]" office:value-type="float" office:value="0.0955056179775281" calcext:value-type="float">
            <text:p>0.10</text:p>
          </table:table-cell>
          <table:table-cell table:style-name="ce5" table:formula="of:=[.I27]*100" office:value-type="float" office:value="9.55056179775281" calcext:value-type="float">
            <text:p>9.55</text:p>
          </table:table-cell>
        </table:table-row>
        <table:table-row table:style-name="ro1">
          <table:table-cell office:value-type="date" office:date-value="2005-04-22" calcext:value-type="date">
            <text:p>22/04/2005</text:p>
          </table:table-cell>
          <table:table-cell table:formula="of:=WEEKDAY([.A28];2)" office:value-type="float" office:value="5" calcext:value-type="float">
            <text:p>5</text:p>
          </table:table-cell>
          <table:table-cell table:formula="of:=MONTH([.A28])" office:value-type="float" office:value="4" calcext:value-type="float">
            <text:p>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COUNTIF([.$C$2:.$C$181];11)" office:value-type="float" office:value="17" calcext:value-type="float">
            <text:p>17</text:p>
          </table:table-cell>
          <table:table-cell table:style-name="ce5" table:formula="of:=[.H28]/[.$H$30]" office:value-type="float" office:value="0.0955056179775281" calcext:value-type="float">
            <text:p>0.10</text:p>
          </table:table-cell>
          <table:table-cell table:style-name="ce5" table:formula="of:=[.I28]*100" office:value-type="float" office:value="9.55056179775281" calcext:value-type="float">
            <text:p>9.55</text:p>
          </table:table-cell>
        </table:table-row>
        <table:table-row table:style-name="ro1">
          <table:table-cell office:value-type="date" office:date-value="2005-08-01" calcext:value-type="date">
            <text:p>01/08/2005</text:p>
          </table:table-cell>
          <table:table-cell table:formula="of:=WEEKDAY([.A29];2)" office:value-type="float" office:value="1" calcext:value-type="float">
            <text:p>1</text:p>
          </table:table-cell>
          <table:table-cell table:formula="of:=MONTH([.A29])" office:value-type="float" office:value="8" calcext:value-type="float">
            <text:p>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COUNTIF([.$C$2:.$C$181];12)" office:value-type="float" office:value="10" calcext:value-type="float">
            <text:p>10</text:p>
          </table:table-cell>
          <table:table-cell table:style-name="ce5" table:formula="of:=[.H29]/[.$H$30]" office:value-type="float" office:value="0.0561797752808989" calcext:value-type="float">
            <text:p>0.06</text:p>
          </table:table-cell>
          <table:table-cell table:style-name="ce5" table:formula="of:=[.I29]*100" office:value-type="float" office:value="5.61797752808989" calcext:value-type="float">
            <text:p>5.62</text:p>
          </table:table-cell>
        </table:table-row>
        <table:table-row table:style-name="ro1">
          <table:table-cell office:value-type="date" office:date-value="2005-07-13" calcext:value-type="date">
            <text:p>13/07/2005</text:p>
          </table:table-cell>
          <table:table-cell table:formula="of:=WEEKDAY([.A30];2)" office:value-type="float" office:value="3" calcext:value-type="float">
            <text:p>3</text:p>
          </table:table-cell>
          <table:table-cell table:formula="of:=MONTH([.A30])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total</text:p>
          </table:table-cell>
          <table:table-cell table:formula="of:=SUM([.H18:.H29])" office:value-type="float" office:value="178" calcext:value-type="float">
            <text:p>178</text:p>
          </table:table-cell>
          <table:table-cell table:formula="of:=SUM([.I18:.I29])" office:value-type="float" office:value="1" calcext:value-type="float">
            <text:p>1</text:p>
          </table:table-cell>
          <table:table-cell table:formula="of:=SUM([.J18:.J29])"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04-05-26" calcext:value-type="date">
            <text:p>26/05/2004</text:p>
          </table:table-cell>
          <table:table-cell table:formula="of:=WEEKDAY([.A31];2)" office:value-type="float" office:value="3" calcext:value-type="float">
            <text:p>3</text:p>
          </table:table-cell>
          <table:table-cell table:formula="of:=MONTH([.A31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date" office:date-value="2003-09-16" calcext:value-type="date">
            <text:p>16/09/2003</text:p>
          </table:table-cell>
          <table:table-cell table:formula="of:=WEEKDAY([.A32];2)" office:value-type="float" office:value="2" calcext:value-type="float">
            <text:p>2</text:p>
          </table:table-cell>
          <table:table-cell table:formula="of:=MONTH([.A32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date" office:date-value="2004-05-22" calcext:value-type="date">
            <text:p>22/05/2004</text:p>
          </table:table-cell>
          <table:table-cell table:formula="of:=WEEKDAY([.A33];2)" office:value-type="float" office:value="6" calcext:value-type="float">
            <text:p>6</text:p>
          </table:table-cell>
          <table:table-cell table:formula="of:=MONTH([.A33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date" office:date-value="2004-03-09" calcext:value-type="date">
            <text:p>09/03/2004</text:p>
          </table:table-cell>
          <table:table-cell table:formula="of:=WEEKDAY([.A34];2)" office:value-type="float" office:value="2" calcext:value-type="float">
            <text:p>2</text:p>
          </table:table-cell>
          <table:table-cell table:formula="of:=MONTH([.A34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date" office:date-value="2005-07-11" calcext:value-type="date">
            <text:p>11/07/2005</text:p>
          </table:table-cell>
          <table:table-cell table:formula="of:=WEEKDAY([.A35];2)" office:value-type="float" office:value="1" calcext:value-type="float">
            <text:p>1</text:p>
          </table:table-cell>
          <table:table-cell table:formula="of:=MONTH([.A35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date" office:date-value="2003-10-30" calcext:value-type="date">
            <text:p>30/10/2003</text:p>
          </table:table-cell>
          <table:table-cell table:formula="of:=WEEKDAY([.A36];2)" office:value-type="float" office:value="4" calcext:value-type="float">
            <text:p>4</text:p>
          </table:table-cell>
          <table:table-cell table:formula="of:=MONTH([.A36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03-08-22" calcext:value-type="date">
            <text:p>22/08/2003</text:p>
          </table:table-cell>
          <table:table-cell table:formula="of:=WEEKDAY([.A37];2)" office:value-type="float" office:value="5" calcext:value-type="float">
            <text:p>5</text:p>
          </table:table-cell>
          <table:table-cell table:formula="of:=MONTH([.A37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date" office:date-value="2003-12-01" calcext:value-type="date">
            <text:p>01/12/2003</text:p>
          </table:table-cell>
          <table:table-cell table:formula="of:=WEEKDAY([.A38];2)" office:value-type="float" office:value="1" calcext:value-type="float">
            <text:p>1</text:p>
          </table:table-cell>
          <table:table-cell table:formula="of:=MONTH([.A38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date" office:date-value="2002-07-26" calcext:value-type="date">
            <text:p>26/07/2002</text:p>
          </table:table-cell>
          <table:table-cell table:formula="of:=WEEKDAY([.A39];2)" office:value-type="float" office:value="5" calcext:value-type="float">
            <text:p>5</text:p>
          </table:table-cell>
          <table:table-cell table:formula="of:=MONTH([.A39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date" office:date-value="2004-01-01" calcext:value-type="date">
            <text:p>01/01/2004</text:p>
          </table:table-cell>
          <table:table-cell table:formula="of:=WEEKDAY([.A40];2)" office:value-type="float" office:value="4" calcext:value-type="float">
            <text:p>4</text:p>
          </table:table-cell>
          <table:table-cell table:formula="of:=MONTH([.A40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date" office:date-value="2004-08-18" calcext:value-type="date">
            <text:p>18/08/2004</text:p>
          </table:table-cell>
          <table:table-cell table:formula="of:=WEEKDAY([.A41];2)" office:value-type="float" office:value="3" calcext:value-type="float">
            <text:p>3</text:p>
          </table:table-cell>
          <table:table-cell table:formula="of:=MONTH([.A41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date" office:date-value="2005-03-26" calcext:value-type="date">
            <text:p>26/03/2005</text:p>
          </table:table-cell>
          <table:table-cell table:formula="of:=WEEKDAY([.A42];2)" office:value-type="float" office:value="6" calcext:value-type="float">
            <text:p>6</text:p>
          </table:table-cell>
          <table:table-cell table:formula="of:=MONTH([.A42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date" office:date-value="2004-06-17" calcext:value-type="date">
            <text:p>17/06/2004</text:p>
          </table:table-cell>
          <table:table-cell table:formula="of:=WEEKDAY([.A43];2)" office:value-type="float" office:value="4" calcext:value-type="float">
            <text:p>4</text:p>
          </table:table-cell>
          <table:table-cell table:formula="of:=MONTH([.A43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date" office:date-value="2001-07-12" calcext:value-type="date">
            <text:p>12/07/2001</text:p>
          </table:table-cell>
          <table:table-cell table:formula="of:=WEEKDAY([.A44];2)" office:value-type="float" office:value="4" calcext:value-type="float">
            <text:p>4</text:p>
          </table:table-cell>
          <table:table-cell table:formula="of:=MONTH([.A44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date" office:date-value="2005-02-10" calcext:value-type="date">
            <text:p>10/02/2005</text:p>
          </table:table-cell>
          <table:table-cell table:formula="of:=WEEKDAY([.A45];2)" office:value-type="float" office:value="4" calcext:value-type="float">
            <text:p>4</text:p>
          </table:table-cell>
          <table:table-cell table:formula="of:=MONTH([.A45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date" office:date-value="2003-12-20" calcext:value-type="date">
            <text:p>20/12/2003</text:p>
          </table:table-cell>
          <table:table-cell table:formula="of:=WEEKDAY([.A46];2)" office:value-type="float" office:value="6" calcext:value-type="float">
            <text:p>6</text:p>
          </table:table-cell>
          <table:table-cell table:formula="of:=MONTH([.A46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date" office:date-value="2005-01-14" calcext:value-type="date">
            <text:p>14/01/2005</text:p>
          </table:table-cell>
          <table:table-cell table:formula="of:=WEEKDAY([.A47];2)" office:value-type="float" office:value="5" calcext:value-type="float">
            <text:p>5</text:p>
          </table:table-cell>
          <table:table-cell table:formula="of:=MONTH([.A47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date" office:date-value="2005-06-06" calcext:value-type="date">
            <text:p>06/06/2005</text:p>
          </table:table-cell>
          <table:table-cell table:formula="of:=WEEKDAY([.A48];2)" office:value-type="float" office:value="1" calcext:value-type="float">
            <text:p>1</text:p>
          </table:table-cell>
          <table:table-cell table:formula="of:=MONTH([.A48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date" office:date-value="2005-07-13" calcext:value-type="date">
            <text:p>13/07/2005</text:p>
          </table:table-cell>
          <table:table-cell table:formula="of:=WEEKDAY([.A49];2)" office:value-type="float" office:value="3" calcext:value-type="float">
            <text:p>3</text:p>
          </table:table-cell>
          <table:table-cell table:formula="of:=MONTH([.A49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date" office:date-value="2003-03-28" calcext:value-type="date">
            <text:p>28/03/2003</text:p>
          </table:table-cell>
          <table:table-cell table:formula="of:=WEEKDAY([.A50];2)" office:value-type="float" office:value="5" calcext:value-type="float">
            <text:p>5</text:p>
          </table:table-cell>
          <table:table-cell table:formula="of:=MONTH([.A50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date" office:date-value="2004-12-18" calcext:value-type="date">
            <text:p>18/12/2004</text:p>
          </table:table-cell>
          <table:table-cell table:formula="of:=WEEKDAY([.A51];2)" office:value-type="float" office:value="6" calcext:value-type="float">
            <text:p>6</text:p>
          </table:table-cell>
          <table:table-cell table:formula="of:=MONTH([.A51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date" office:date-value="2004-03-14" calcext:value-type="date">
            <text:p>14/03/2004</text:p>
          </table:table-cell>
          <table:table-cell table:formula="of:=WEEKDAY([.A52];2)" office:value-type="float" office:value="7" calcext:value-type="float">
            <text:p>7</text:p>
          </table:table-cell>
          <table:table-cell table:formula="of:=MONTH([.A52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date" office:date-value="2005-10-13" calcext:value-type="date">
            <text:p>13/10/2005</text:p>
          </table:table-cell>
          <table:table-cell table:formula="of:=WEEKDAY([.A53];2)" office:value-type="float" office:value="4" calcext:value-type="float">
            <text:p>4</text:p>
          </table:table-cell>
          <table:table-cell table:formula="of:=MONTH([.A53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04-06-30" calcext:value-type="date">
            <text:p>30/06/2004</text:p>
          </table:table-cell>
          <table:table-cell table:formula="of:=WEEKDAY([.A54];2)" office:value-type="float" office:value="3" calcext:value-type="float">
            <text:p>3</text:p>
          </table:table-cell>
          <table:table-cell table:formula="of:=MONTH([.A54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date" office:date-value="2004-03-22" calcext:value-type="date">
            <text:p>22/03/2004</text:p>
          </table:table-cell>
          <table:table-cell table:formula="of:=WEEKDAY([.A55];2)" office:value-type="float" office:value="1" calcext:value-type="float">
            <text:p>1</text:p>
          </table:table-cell>
          <table:table-cell table:formula="of:=MONTH([.A55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date" office:date-value="2004-11-18" calcext:value-type="date">
            <text:p>18/11/2004</text:p>
          </table:table-cell>
          <table:table-cell table:formula="of:=WEEKDAY([.A56];2)" office:value-type="float" office:value="4" calcext:value-type="float">
            <text:p>4</text:p>
          </table:table-cell>
          <table:table-cell table:formula="of:=MONTH([.A56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date" office:date-value="2004-08-08" calcext:value-type="date">
            <text:p>08/08/2004</text:p>
          </table:table-cell>
          <table:table-cell table:formula="of:=WEEKDAY([.A57];2)" office:value-type="float" office:value="7" calcext:value-type="float">
            <text:p>7</text:p>
          </table:table-cell>
          <table:table-cell table:formula="of:=MONTH([.A57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date" office:date-value="2004-08-15" calcext:value-type="date">
            <text:p>15/08/2004</text:p>
          </table:table-cell>
          <table:table-cell table:formula="of:=WEEKDAY([.A58];2)" office:value-type="float" office:value="7" calcext:value-type="float">
            <text:p>7</text:p>
          </table:table-cell>
          <table:table-cell table:formula="of:=MONTH([.A58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date" office:date-value="2005-11-04" calcext:value-type="date">
            <text:p>04/11/2005</text:p>
          </table:table-cell>
          <table:table-cell table:formula="of:=WEEKDAY([.A59];2)" office:value-type="float" office:value="5" calcext:value-type="float">
            <text:p>5</text:p>
          </table:table-cell>
          <table:table-cell table:formula="of:=MONTH([.A59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date" office:date-value="2004-02-12" calcext:value-type="date">
            <text:p>12/02/2004</text:p>
          </table:table-cell>
          <table:table-cell table:formula="of:=WEEKDAY([.A60];2)" office:value-type="float" office:value="4" calcext:value-type="float">
            <text:p>4</text:p>
          </table:table-cell>
          <table:table-cell table:formula="of:=MONTH([.A60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date" office:date-value="2004-07-15" calcext:value-type="date">
            <text:p>15/07/2004</text:p>
          </table:table-cell>
          <table:table-cell table:formula="of:=WEEKDAY([.A61];2)" office:value-type="float" office:value="4" calcext:value-type="float">
            <text:p>4</text:p>
          </table:table-cell>
          <table:table-cell table:formula="of:=MONTH([.A61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date" office:date-value="2004-03-03" calcext:value-type="date">
            <text:p>03/03/2004</text:p>
          </table:table-cell>
          <table:table-cell table:formula="of:=WEEKDAY([.A62];2)" office:value-type="float" office:value="3" calcext:value-type="float">
            <text:p>3</text:p>
          </table:table-cell>
          <table:table-cell table:formula="of:=MONTH([.A62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date" office:date-value="2005-01-21" calcext:value-type="date">
            <text:p>21/01/2005</text:p>
          </table:table-cell>
          <table:table-cell table:formula="of:=WEEKDAY([.A63];2)" office:value-type="float" office:value="5" calcext:value-type="float">
            <text:p>5</text:p>
          </table:table-cell>
          <table:table-cell table:formula="of:=MONTH([.A6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date" office:date-value="2004-10-11" calcext:value-type="date">
            <text:p>11/10/2004</text:p>
          </table:table-cell>
          <table:table-cell table:formula="of:=WEEKDAY([.A64];2)" office:value-type="float" office:value="1" calcext:value-type="float">
            <text:p>1</text:p>
          </table:table-cell>
          <table:table-cell table:formula="of:=MONTH([.A64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05-10-28" calcext:value-type="date">
            <text:p>28/10/2005</text:p>
          </table:table-cell>
          <table:table-cell table:formula="of:=WEEKDAY([.A65];2)" office:value-type="float" office:value="5" calcext:value-type="float">
            <text:p>5</text:p>
          </table:table-cell>
          <table:table-cell table:formula="of:=MONTH([.A65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04-02-02" calcext:value-type="date">
            <text:p>02/02/2004</text:p>
          </table:table-cell>
          <table:table-cell table:formula="of:=WEEKDAY([.A66];2)" office:value-type="float" office:value="1" calcext:value-type="float">
            <text:p>1</text:p>
          </table:table-cell>
          <table:table-cell table:formula="of:=MONTH([.A6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date" office:date-value="2004-11-30" calcext:value-type="date">
            <text:p>30/11/2004</text:p>
          </table:table-cell>
          <table:table-cell table:formula="of:=WEEKDAY([.A67];2)" office:value-type="float" office:value="2" calcext:value-type="float">
            <text:p>2</text:p>
          </table:table-cell>
          <table:table-cell table:formula="of:=MONTH([.A67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date" office:date-value="2004-12-10" calcext:value-type="date">
            <text:p>10/12/2004</text:p>
          </table:table-cell>
          <table:table-cell table:formula="of:=WEEKDAY([.A68];2)" office:value-type="float" office:value="5" calcext:value-type="float">
            <text:p>5</text:p>
          </table:table-cell>
          <table:table-cell table:formula="of:=MONTH([.A68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date" office:date-value="2004-06-09" calcext:value-type="date">
            <text:p>09/06/2004</text:p>
          </table:table-cell>
          <table:table-cell table:formula="of:=WEEKDAY([.A69];2)" office:value-type="float" office:value="3" calcext:value-type="float">
            <text:p>3</text:p>
          </table:table-cell>
          <table:table-cell table:formula="of:=MONTH([.A69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date" office:date-value="2004-10-31" calcext:value-type="date">
            <text:p>31/10/2004</text:p>
          </table:table-cell>
          <table:table-cell table:formula="of:=WEEKDAY([.A70];2)" office:value-type="float" office:value="7" calcext:value-type="float">
            <text:p>7</text:p>
          </table:table-cell>
          <table:table-cell table:formula="of:=MONTH([.A70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04-10-12" calcext:value-type="date">
            <text:p>12/10/2004</text:p>
          </table:table-cell>
          <table:table-cell table:formula="of:=WEEKDAY([.A71];2)" office:value-type="float" office:value="2" calcext:value-type="float">
            <text:p>2</text:p>
          </table:table-cell>
          <table:table-cell table:formula="of:=MONTH([.A71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04-12-15" calcext:value-type="date">
            <text:p>15/12/2004</text:p>
          </table:table-cell>
          <table:table-cell table:formula="of:=WEEKDAY([.A72];2)" office:value-type="float" office:value="3" calcext:value-type="float">
            <text:p>3</text:p>
          </table:table-cell>
          <table:table-cell table:formula="of:=MONTH([.A72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date" office:date-value="2004-09-29" calcext:value-type="date">
            <text:p>29/09/2004</text:p>
          </table:table-cell>
          <table:table-cell table:formula="of:=WEEKDAY([.A73];2)" office:value-type="float" office:value="3" calcext:value-type="float">
            <text:p>3</text:p>
          </table:table-cell>
          <table:table-cell table:formula="of:=MONTH([.A73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date" office:date-value="2004-01-03" calcext:value-type="date">
            <text:p>03/01/2004</text:p>
          </table:table-cell>
          <table:table-cell table:formula="of:=WEEKDAY([.A74];2)" office:value-type="float" office:value="6" calcext:value-type="float">
            <text:p>6</text:p>
          </table:table-cell>
          <table:table-cell table:formula="of:=MONTH([.A74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date" office:date-value="2004-08-21" calcext:value-type="date">
            <text:p>21/08/2004</text:p>
          </table:table-cell>
          <table:table-cell table:formula="of:=WEEKDAY([.A75];2)" office:value-type="float" office:value="6" calcext:value-type="float">
            <text:p>6</text:p>
          </table:table-cell>
          <table:table-cell table:formula="of:=MONTH([.A75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date" office:date-value="2005-06-16" calcext:value-type="date">
            <text:p>16/06/2005</text:p>
          </table:table-cell>
          <table:table-cell table:formula="of:=WEEKDAY([.A76];2)" office:value-type="float" office:value="4" calcext:value-type="float">
            <text:p>4</text:p>
          </table:table-cell>
          <table:table-cell table:formula="of:=MONTH([.A76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date" office:date-value="2005-08-23" calcext:value-type="date">
            <text:p>23/08/2005</text:p>
          </table:table-cell>
          <table:table-cell table:formula="of:=WEEKDAY([.A77];2)" office:value-type="float" office:value="2" calcext:value-type="float">
            <text:p>2</text:p>
          </table:table-cell>
          <table:table-cell table:formula="of:=MONTH([.A77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date" office:date-value="2005-03-03" calcext:value-type="date">
            <text:p>03/03/2005</text:p>
          </table:table-cell>
          <table:table-cell table:formula="of:=WEEKDAY([.A78];2)" office:value-type="float" office:value="4" calcext:value-type="float">
            <text:p>4</text:p>
          </table:table-cell>
          <table:table-cell table:formula="of:=MONTH([.A78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date" office:date-value="2004-08-31" calcext:value-type="date">
            <text:p>31/08/2004</text:p>
          </table:table-cell>
          <table:table-cell table:formula="of:=WEEKDAY([.A79];2)" office:value-type="float" office:value="2" calcext:value-type="float">
            <text:p>2</text:p>
          </table:table-cell>
          <table:table-cell table:formula="of:=MONTH([.A79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date" office:date-value="2005-02-17" calcext:value-type="date">
            <text:p>17/02/2005</text:p>
          </table:table-cell>
          <table:table-cell table:formula="of:=WEEKDAY([.A80];2)" office:value-type="float" office:value="4" calcext:value-type="float">
            <text:p>4</text:p>
          </table:table-cell>
          <table:table-cell table:formula="of:=MONTH([.A80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date" office:date-value="2005-08-28" calcext:value-type="date">
            <text:p>28/08/2005</text:p>
          </table:table-cell>
          <table:table-cell table:formula="of:=WEEKDAY([.A81];2)" office:value-type="float" office:value="7" calcext:value-type="float">
            <text:p>7</text:p>
          </table:table-cell>
          <table:table-cell table:formula="of:=MONTH([.A81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date" office:date-value="2004-09-22" calcext:value-type="date">
            <text:p>22/09/2004</text:p>
          </table:table-cell>
          <table:table-cell table:formula="of:=WEEKDAY([.A82];2)" office:value-type="float" office:value="3" calcext:value-type="float">
            <text:p>3</text:p>
          </table:table-cell>
          <table:table-cell table:formula="of:=MONTH([.A82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date" office:date-value="2005-04-30" calcext:value-type="date">
            <text:p>30/04/2005</text:p>
          </table:table-cell>
          <table:table-cell table:formula="of:=WEEKDAY([.A83];2)" office:value-type="float" office:value="6" calcext:value-type="float">
            <text:p>6</text:p>
          </table:table-cell>
          <table:table-cell table:formula="of:=MONTH([.A8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date" office:date-value="2005-05-27" calcext:value-type="date">
            <text:p>27/05/2005</text:p>
          </table:table-cell>
          <table:table-cell table:formula="of:=WEEKDAY([.A84];2)" office:value-type="float" office:value="5" calcext:value-type="float">
            <text:p>5</text:p>
          </table:table-cell>
          <table:table-cell table:formula="of:=MONTH([.A84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date" office:date-value="2005-04-07" calcext:value-type="date">
            <text:p>07/04/2005</text:p>
          </table:table-cell>
          <table:table-cell table:formula="of:=WEEKDAY([.A85];2)" office:value-type="float" office:value="4" calcext:value-type="float">
            <text:p>4</text:p>
          </table:table-cell>
          <table:table-cell table:formula="of:=MONTH([.A85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date" office:date-value="2005-01-13" calcext:value-type="date">
            <text:p>13/01/2005</text:p>
          </table:table-cell>
          <table:table-cell table:formula="of:=WEEKDAY([.A86];2)" office:value-type="float" office:value="4" calcext:value-type="float">
            <text:p>4</text:p>
          </table:table-cell>
          <table:table-cell table:formula="of:=MONTH([.A86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date" office:date-value="2005-07-15" calcext:value-type="date">
            <text:p>15/07/2005</text:p>
          </table:table-cell>
          <table:table-cell table:formula="of:=WEEKDAY([.A87];2)" office:value-type="float" office:value="5" calcext:value-type="float">
            <text:p>5</text:p>
          </table:table-cell>
          <table:table-cell table:formula="of:=MONTH([.A87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date" office:date-value="2005-04-22" calcext:value-type="date">
            <text:p>22/04/2005</text:p>
          </table:table-cell>
          <table:table-cell table:formula="of:=WEEKDAY([.A88];2)" office:value-type="float" office:value="5" calcext:value-type="float">
            <text:p>5</text:p>
          </table:table-cell>
          <table:table-cell table:formula="of:=MONTH([.A88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date" office:date-value="2004-07-10" calcext:value-type="date">
            <text:p>10/07/2004</text:p>
          </table:table-cell>
          <table:table-cell table:formula="of:=WEEKDAY([.A89];2)" office:value-type="float" office:value="6" calcext:value-type="float">
            <text:p>6</text:p>
          </table:table-cell>
          <table:table-cell table:formula="of:=MONTH([.A89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date" office:date-value="2004-03-14" calcext:value-type="date">
            <text:p>14/03/2004</text:p>
          </table:table-cell>
          <table:table-cell table:formula="of:=WEEKDAY([.A90];2)" office:value-type="float" office:value="7" calcext:value-type="float">
            <text:p>7</text:p>
          </table:table-cell>
          <table:table-cell table:formula="of:=MONTH([.A90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date" office:date-value="2004-11-15" calcext:value-type="date">
            <text:p>15/11/2004</text:p>
          </table:table-cell>
          <table:table-cell table:formula="of:=WEEKDAY([.A91];2)" office:value-type="float" office:value="1" calcext:value-type="float">
            <text:p>1</text:p>
          </table:table-cell>
          <table:table-cell table:formula="of:=MONTH([.A91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date" office:date-value="2004-03-23" calcext:value-type="date">
            <text:p>23/03/2004</text:p>
          </table:table-cell>
          <table:table-cell table:formula="of:=WEEKDAY([.A92];2)" office:value-type="float" office:value="2" calcext:value-type="float">
            <text:p>2</text:p>
          </table:table-cell>
          <table:table-cell table:formula="of:=MONTH([.A92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date" office:date-value="2004-10-26" calcext:value-type="date">
            <text:p>26/10/2004</text:p>
          </table:table-cell>
          <table:table-cell table:formula="of:=WEEKDAY([.A93];2)" office:value-type="float" office:value="2" calcext:value-type="float">
            <text:p>2</text:p>
          </table:table-cell>
          <table:table-cell table:formula="of:=MONTH([.A93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04-07-01" calcext:value-type="date">
            <text:p>01/07/2004</text:p>
          </table:table-cell>
          <table:table-cell table:formula="of:=WEEKDAY([.A94];2)" office:value-type="float" office:value="4" calcext:value-type="float">
            <text:p>4</text:p>
          </table:table-cell>
          <table:table-cell table:formula="of:=MONTH([.A94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date" office:date-value="2004-09-12" calcext:value-type="date">
            <text:p>12/09/2004</text:p>
          </table:table-cell>
          <table:table-cell table:formula="of:=WEEKDAY([.A95];2)" office:value-type="float" office:value="7" calcext:value-type="float">
            <text:p>7</text:p>
          </table:table-cell>
          <table:table-cell table:formula="of:=MONTH([.A95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date" office:date-value="2004-08-12" calcext:value-type="date">
            <text:p>12/08/2004</text:p>
          </table:table-cell>
          <table:table-cell table:formula="of:=WEEKDAY([.A96];2)" office:value-type="float" office:value="4" calcext:value-type="float">
            <text:p>4</text:p>
          </table:table-cell>
          <table:table-cell table:formula="of:=MONTH([.A96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date" office:date-value="2005-02-16" calcext:value-type="date">
            <text:p>16/02/2005</text:p>
          </table:table-cell>
          <table:table-cell table:formula="of:=WEEKDAY([.A97];2)" office:value-type="float" office:value="3" calcext:value-type="float">
            <text:p>3</text:p>
          </table:table-cell>
          <table:table-cell table:formula="of:=MONTH([.A97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date" office:date-value="2003-12-17" calcext:value-type="date">
            <text:p>17/12/2003</text:p>
          </table:table-cell>
          <table:table-cell table:formula="of:=WEEKDAY([.A98];2)" office:value-type="float" office:value="3" calcext:value-type="float">
            <text:p>3</text:p>
          </table:table-cell>
          <table:table-cell table:formula="of:=MONTH([.A98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date" office:date-value="2005-07-31" calcext:value-type="date">
            <text:p>31/07/2005</text:p>
          </table:table-cell>
          <table:table-cell table:formula="of:=WEEKDAY([.A99];2)" office:value-type="float" office:value="7" calcext:value-type="float">
            <text:p>7</text:p>
          </table:table-cell>
          <table:table-cell table:formula="of:=MONTH([.A99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date" office:date-value="2005-11-09" calcext:value-type="date">
            <text:p>09/11/2005</text:p>
          </table:table-cell>
          <table:table-cell table:formula="of:=WEEKDAY([.A100];2)" office:value-type="float" office:value="3" calcext:value-type="float">
            <text:p>3</text:p>
          </table:table-cell>
          <table:table-cell table:formula="of:=MONTH([.A100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date" office:date-value="2004-09-14" calcext:value-type="date">
            <text:p>14/09/2004</text:p>
          </table:table-cell>
          <table:table-cell table:formula="of:=WEEKDAY([.A101];2)" office:value-type="float" office:value="2" calcext:value-type="float">
            <text:p>2</text:p>
          </table:table-cell>
          <table:table-cell table:formula="of:=MONTH([.A101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date" office:date-value="2004-02-22" calcext:value-type="date">
            <text:p>22/02/2004</text:p>
          </table:table-cell>
          <table:table-cell table:formula="of:=WEEKDAY([.A102];2)" office:value-type="float" office:value="7" calcext:value-type="float">
            <text:p>7</text:p>
          </table:table-cell>
          <table:table-cell table:formula="of:=MONTH([.A102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date" office:date-value="2004-09-16" calcext:value-type="date">
            <text:p>16/09/2004</text:p>
          </table:table-cell>
          <table:table-cell table:formula="of:=WEEKDAY([.A103];2)" office:value-type="float" office:value="4" calcext:value-type="float">
            <text:p>4</text:p>
          </table:table-cell>
          <table:table-cell table:formula="of:=MONTH([.A103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date" office:date-value="2004-10-09" calcext:value-type="date">
            <text:p>09/10/2004</text:p>
          </table:table-cell>
          <table:table-cell table:formula="of:=WEEKDAY([.A104];2)" office:value-type="float" office:value="6" calcext:value-type="float">
            <text:p>6</text:p>
          </table:table-cell>
          <table:table-cell table:formula="of:=MONTH([.A104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04-10-25" calcext:value-type="date">
            <text:p>25/10/2004</text:p>
          </table:table-cell>
          <table:table-cell table:formula="of:=WEEKDAY([.A105];2)" office:value-type="float" office:value="1" calcext:value-type="float">
            <text:p>1</text:p>
          </table:table-cell>
          <table:table-cell table:formula="of:=MONTH([.A105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05-09-11" calcext:value-type="date">
            <text:p>11/09/2005</text:p>
          </table:table-cell>
          <table:table-cell table:formula="of:=WEEKDAY([.A106];2)" office:value-type="float" office:value="7" calcext:value-type="float">
            <text:p>7</text:p>
          </table:table-cell>
          <table:table-cell table:formula="of:=MONTH([.A106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date" office:date-value="2005-11-21" calcext:value-type="date">
            <text:p>21/11/2005</text:p>
          </table:table-cell>
          <table:table-cell table:formula="of:=WEEKDAY([.A107];2)" office:value-type="float" office:value="1" calcext:value-type="float">
            <text:p>1</text:p>
          </table:table-cell>
          <table:table-cell table:formula="of:=MONTH([.A107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date" office:date-value="2005-05-02" calcext:value-type="date">
            <text:p>02/05/2005</text:p>
          </table:table-cell>
          <table:table-cell table:formula="of:=WEEKDAY([.A108];2)" office:value-type="float" office:value="1" calcext:value-type="float">
            <text:p>1</text:p>
          </table:table-cell>
          <table:table-cell table:formula="of:=MONTH([.A108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date" office:date-value="2005-09-05" calcext:value-type="date">
            <text:p>05/09/2005</text:p>
          </table:table-cell>
          <table:table-cell table:formula="of:=WEEKDAY([.A109];2)" office:value-type="float" office:value="1" calcext:value-type="float">
            <text:p>1</text:p>
          </table:table-cell>
          <table:table-cell table:formula="of:=MONTH([.A109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date" office:date-value="2005-01-28" calcext:value-type="date">
            <text:p>28/01/2005</text:p>
          </table:table-cell>
          <table:table-cell table:formula="of:=WEEKDAY([.A110];2)" office:value-type="float" office:value="5" calcext:value-type="float">
            <text:p>5</text:p>
          </table:table-cell>
          <table:table-cell table:formula="of:=MONTH([.A110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date" office:date-value="2005-11-15" calcext:value-type="date">
            <text:p>15/11/2005</text:p>
          </table:table-cell>
          <table:table-cell table:formula="of:=WEEKDAY([.A111];2)" office:value-type="float" office:value="2" calcext:value-type="float">
            <text:p>2</text:p>
          </table:table-cell>
          <table:table-cell table:formula="of:=MONTH([.A111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date" office:date-value="2005-10-12" calcext:value-type="date">
            <text:p>12/10/2005</text:p>
          </table:table-cell>
          <table:table-cell table:formula="of:=WEEKDAY([.A112];2)" office:value-type="float" office:value="3" calcext:value-type="float">
            <text:p>3</text:p>
          </table:table-cell>
          <table:table-cell table:formula="of:=MONTH([.A112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04-10-31" calcext:value-type="date">
            <text:p>31/10/2004</text:p>
          </table:table-cell>
          <table:table-cell table:formula="of:=WEEKDAY([.A113];2)" office:value-type="float" office:value="7" calcext:value-type="float">
            <text:p>7</text:p>
          </table:table-cell>
          <table:table-cell table:formula="of:=MONTH([.A113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05-10-09" calcext:value-type="date">
            <text:p>09/10/2005</text:p>
          </table:table-cell>
          <table:table-cell table:formula="of:=WEEKDAY([.A114];2)" office:value-type="float" office:value="7" calcext:value-type="float">
            <text:p>7</text:p>
          </table:table-cell>
          <table:table-cell table:formula="of:=MONTH([.A114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05-03-19" calcext:value-type="date">
            <text:p>19/03/2005</text:p>
          </table:table-cell>
          <table:table-cell table:formula="of:=WEEKDAY([.A115];2)" office:value-type="float" office:value="6" calcext:value-type="float">
            <text:p>6</text:p>
          </table:table-cell>
          <table:table-cell table:formula="of:=MONTH([.A115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date" office:date-value="2004-08-18" calcext:value-type="date">
            <text:p>18/08/2004</text:p>
          </table:table-cell>
          <table:table-cell table:formula="of:=WEEKDAY([.A116];2)" office:value-type="float" office:value="3" calcext:value-type="float">
            <text:p>3</text:p>
          </table:table-cell>
          <table:table-cell table:formula="of:=MONTH([.A116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date" office:date-value="2004-06-18" calcext:value-type="date">
            <text:p>18/06/2004</text:p>
          </table:table-cell>
          <table:table-cell table:formula="of:=WEEKDAY([.A117];2)" office:value-type="float" office:value="5" calcext:value-type="float">
            <text:p>5</text:p>
          </table:table-cell>
          <table:table-cell table:formula="of:=MONTH([.A117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date" office:date-value="2005-07-26" calcext:value-type="date">
            <text:p>26/07/2005</text:p>
          </table:table-cell>
          <table:table-cell table:formula="of:=WEEKDAY([.A118];2)" office:value-type="float" office:value="2" calcext:value-type="float">
            <text:p>2</text:p>
          </table:table-cell>
          <table:table-cell table:formula="of:=MONTH([.A118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date" office:date-value="2005-05-27" calcext:value-type="date">
            <text:p>27/05/2005</text:p>
          </table:table-cell>
          <table:table-cell table:formula="of:=WEEKDAY([.A119];2)" office:value-type="float" office:value="5" calcext:value-type="float">
            <text:p>5</text:p>
          </table:table-cell>
          <table:table-cell table:formula="of:=MONTH([.A119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date" office:date-value="2004-04-06" calcext:value-type="date">
            <text:p>06/04/2004</text:p>
          </table:table-cell>
          <table:table-cell table:formula="of:=WEEKDAY([.A120];2)" office:value-type="float" office:value="2" calcext:value-type="float">
            <text:p>2</text:p>
          </table:table-cell>
          <table:table-cell table:formula="of:=MONTH([.A120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date" office:date-value="2004-08-08" calcext:value-type="date">
            <text:p>08/08/2004</text:p>
          </table:table-cell>
          <table:table-cell table:formula="of:=WEEKDAY([.A121];2)" office:value-type="float" office:value="7" calcext:value-type="float">
            <text:p>7</text:p>
          </table:table-cell>
          <table:table-cell table:formula="of:=MONTH([.A121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date" office:date-value="2005-08-09" calcext:value-type="date">
            <text:p>09/08/2005</text:p>
          </table:table-cell>
          <table:table-cell table:formula="of:=WEEKDAY([.A122];2)" office:value-type="float" office:value="2" calcext:value-type="float">
            <text:p>2</text:p>
          </table:table-cell>
          <table:table-cell table:formula="of:=MONTH([.A122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date" office:date-value="2005-01-27" calcext:value-type="date">
            <text:p>27/01/2005</text:p>
          </table:table-cell>
          <table:table-cell table:formula="of:=WEEKDAY([.A123];2)" office:value-type="float" office:value="4" calcext:value-type="float">
            <text:p>4</text:p>
          </table:table-cell>
          <table:table-cell table:formula="of:=MONTH([.A123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date" office:date-value="2005-04-08" calcext:value-type="date">
            <text:p>08/04/2005</text:p>
          </table:table-cell>
          <table:table-cell table:formula="of:=WEEKDAY([.A124];2)" office:value-type="float" office:value="5" calcext:value-type="float">
            <text:p>5</text:p>
          </table:table-cell>
          <table:table-cell table:formula="of:=MONTH([.A124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date" office:date-value="2003-08-10" calcext:value-type="date">
            <text:p>10/08/2003</text:p>
          </table:table-cell>
          <table:table-cell table:formula="of:=WEEKDAY([.A125];2)" office:value-type="float" office:value="7" calcext:value-type="float">
            <text:p>7</text:p>
          </table:table-cell>
          <table:table-cell table:formula="of:=MONTH([.A125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date" office:date-value="2002-03-13" calcext:value-type="date">
            <text:p>13/03/2002</text:p>
          </table:table-cell>
          <table:table-cell table:formula="of:=WEEKDAY([.A126];2)" office:value-type="float" office:value="3" calcext:value-type="float">
            <text:p>3</text:p>
          </table:table-cell>
          <table:table-cell table:formula="of:=MONTH([.A126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date" office:date-value="2002-07-13" calcext:value-type="date">
            <text:p>13/07/2002</text:p>
          </table:table-cell>
          <table:table-cell table:formula="of:=WEEKDAY([.A127];2)" office:value-type="float" office:value="6" calcext:value-type="float">
            <text:p>6</text:p>
          </table:table-cell>
          <table:table-cell table:formula="of:=MONTH([.A127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date" office:date-value="2002-02-17" calcext:value-type="date">
            <text:p>17/02/2002</text:p>
          </table:table-cell>
          <table:table-cell table:formula="of:=WEEKDAY([.A128];2)" office:value-type="float" office:value="7" calcext:value-type="float">
            <text:p>7</text:p>
          </table:table-cell>
          <table:table-cell table:formula="of:=MONTH([.A128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date" office:date-value="2003-09-13" calcext:value-type="date">
            <text:p>13/09/2003</text:p>
          </table:table-cell>
          <table:table-cell table:formula="of:=WEEKDAY([.A129];2)" office:value-type="float" office:value="6" calcext:value-type="float">
            <text:p>6</text:p>
          </table:table-cell>
          <table:table-cell table:formula="of:=MONTH([.A129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date" office:date-value="2002-04-13" calcext:value-type="date">
            <text:p>13/04/2002</text:p>
          </table:table-cell>
          <table:table-cell table:formula="of:=WEEKDAY([.A130];2)" office:value-type="float" office:value="6" calcext:value-type="float">
            <text:p>6</text:p>
          </table:table-cell>
          <table:table-cell table:formula="of:=MONTH([.A130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date" office:date-value="2003-07-31" calcext:value-type="date">
            <text:p>31/07/2003</text:p>
          </table:table-cell>
          <table:table-cell table:formula="of:=WEEKDAY([.A131];2)" office:value-type="float" office:value="4" calcext:value-type="float">
            <text:p>4</text:p>
          </table:table-cell>
          <table:table-cell table:formula="of:=MONTH([.A131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date" office:date-value="2003-06-09" calcext:value-type="date">
            <text:p>09/06/2003</text:p>
          </table:table-cell>
          <table:table-cell table:formula="of:=WEEKDAY([.A132];2)" office:value-type="float" office:value="1" calcext:value-type="float">
            <text:p>1</text:p>
          </table:table-cell>
          <table:table-cell table:formula="of:=MONTH([.A132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date" office:date-value="2003-10-05" calcext:value-type="date">
            <text:p>05/10/2003</text:p>
          </table:table-cell>
          <table:table-cell table:formula="of:=WEEKDAY([.A133];2)" office:value-type="float" office:value="7" calcext:value-type="float">
            <text:p>7</text:p>
          </table:table-cell>
          <table:table-cell table:formula="of:=MONTH([.A133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03-08-18" calcext:value-type="date">
            <text:p>18/08/2003</text:p>
          </table:table-cell>
          <table:table-cell table:formula="of:=WEEKDAY([.A134];2)" office:value-type="float" office:value="1" calcext:value-type="float">
            <text:p>1</text:p>
          </table:table-cell>
          <table:table-cell table:formula="of:=MONTH([.A134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date" office:date-value="2003-10-24" calcext:value-type="date">
            <text:p>24/10/2003</text:p>
          </table:table-cell>
          <table:table-cell table:formula="of:=WEEKDAY([.A135];2)" office:value-type="float" office:value="5" calcext:value-type="float">
            <text:p>5</text:p>
          </table:table-cell>
          <table:table-cell table:formula="of:=MONTH([.A135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03-06-20" calcext:value-type="date">
            <text:p>20/06/2003</text:p>
          </table:table-cell>
          <table:table-cell table:formula="of:=WEEKDAY([.A136];2)" office:value-type="float" office:value="5" calcext:value-type="float">
            <text:p>5</text:p>
          </table:table-cell>
          <table:table-cell table:formula="of:=MONTH([.A136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date" office:date-value="2002-12-10" calcext:value-type="date">
            <text:p>10/12/2002</text:p>
          </table:table-cell>
          <table:table-cell table:formula="of:=WEEKDAY([.A137];2)" office:value-type="float" office:value="2" calcext:value-type="float">
            <text:p>2</text:p>
          </table:table-cell>
          <table:table-cell table:formula="of:=MONTH([.A137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date" office:date-value="2003-04-21" calcext:value-type="date">
            <text:p>21/04/2003</text:p>
          </table:table-cell>
          <table:table-cell table:formula="of:=WEEKDAY([.A138];2)" office:value-type="float" office:value="1" calcext:value-type="float">
            <text:p>1</text:p>
          </table:table-cell>
          <table:table-cell table:formula="of:=MONTH([.A138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date" office:date-value="2003-12-11" calcext:value-type="date">
            <text:p>11/12/2003</text:p>
          </table:table-cell>
          <table:table-cell table:formula="of:=WEEKDAY([.A139];2)" office:value-type="float" office:value="4" calcext:value-type="float">
            <text:p>4</text:p>
          </table:table-cell>
          <table:table-cell table:formula="of:=MONTH([.A139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date" office:date-value="2003-08-27" calcext:value-type="date">
            <text:p>27/08/2003</text:p>
          </table:table-cell>
          <table:table-cell table:formula="of:=WEEKDAY([.A140];2)" office:value-type="float" office:value="3" calcext:value-type="float">
            <text:p>3</text:p>
          </table:table-cell>
          <table:table-cell table:formula="of:=MONTH([.A140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date" office:date-value="2003-08-23" calcext:value-type="date">
            <text:p>23/08/2003</text:p>
          </table:table-cell>
          <table:table-cell table:formula="of:=WEEKDAY([.A141];2)" office:value-type="float" office:value="6" calcext:value-type="float">
            <text:p>6</text:p>
          </table:table-cell>
          <table:table-cell table:formula="of:=MONTH([.A141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date" office:date-value="2003-05-04" calcext:value-type="date">
            <text:p>04/05/2003</text:p>
          </table:table-cell>
          <table:table-cell table:formula="of:=WEEKDAY([.A142];2)" office:value-type="float" office:value="7" calcext:value-type="float">
            <text:p>7</text:p>
          </table:table-cell>
          <table:table-cell table:formula="of:=MONTH([.A142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date" office:date-value="2003-07-02" calcext:value-type="date">
            <text:p>02/07/2003</text:p>
          </table:table-cell>
          <table:table-cell table:formula="of:=WEEKDAY([.A143];2)" office:value-type="float" office:value="3" calcext:value-type="float">
            <text:p>3</text:p>
          </table:table-cell>
          <table:table-cell table:formula="of:=MONTH([.A143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date" office:date-value="2003-04-11" calcext:value-type="date">
            <text:p>11/04/2003</text:p>
          </table:table-cell>
          <table:table-cell table:formula="of:=WEEKDAY([.A144];2)" office:value-type="float" office:value="5" calcext:value-type="float">
            <text:p>5</text:p>
          </table:table-cell>
          <table:table-cell table:formula="of:=MONTH([.A144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date" office:date-value="2003-01-14" calcext:value-type="date">
            <text:p>14/01/2003</text:p>
          </table:table-cell>
          <table:table-cell table:formula="of:=WEEKDAY([.A145];2)" office:value-type="float" office:value="2" calcext:value-type="float">
            <text:p>2</text:p>
          </table:table-cell>
          <table:table-cell table:formula="of:=MONTH([.A145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date" office:date-value="2003-04-28" calcext:value-type="date">
            <text:p>28/04/2003</text:p>
          </table:table-cell>
          <table:table-cell table:formula="of:=WEEKDAY([.A146];2)" office:value-type="float" office:value="1" calcext:value-type="float">
            <text:p>1</text:p>
          </table:table-cell>
          <table:table-cell table:formula="of:=MONTH([.A146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date" office:date-value="2003-09-28" calcext:value-type="date">
            <text:p>28/09/2003</text:p>
          </table:table-cell>
          <table:table-cell table:formula="of:=WEEKDAY([.A147];2)" office:value-type="float" office:value="7" calcext:value-type="float">
            <text:p>7</text:p>
          </table:table-cell>
          <table:table-cell table:formula="of:=MONTH([.A147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date" office:date-value="2003-08-14" calcext:value-type="date">
            <text:p>14/08/2003</text:p>
          </table:table-cell>
          <table:table-cell table:formula="of:=WEEKDAY([.A148];2)" office:value-type="float" office:value="4" calcext:value-type="float">
            <text:p>4</text:p>
          </table:table-cell>
          <table:table-cell table:formula="of:=MONTH([.A148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date" office:date-value="2003-10-29" calcext:value-type="date">
            <text:p>29/10/2003</text:p>
          </table:table-cell>
          <table:table-cell table:formula="of:=WEEKDAY([.A149];2)" office:value-type="float" office:value="3" calcext:value-type="float">
            <text:p>3</text:p>
          </table:table-cell>
          <table:table-cell table:formula="of:=MONTH([.A149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03-02-04" calcext:value-type="date">
            <text:p>04/02/2003</text:p>
          </table:table-cell>
          <table:table-cell table:formula="of:=WEEKDAY([.A150];2)" office:value-type="float" office:value="2" calcext:value-type="float">
            <text:p>2</text:p>
          </table:table-cell>
          <table:table-cell table:formula="of:=MONTH([.A150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date" office:date-value="2003-07-14" calcext:value-type="date">
            <text:p>14/07/2003</text:p>
          </table:table-cell>
          <table:table-cell table:formula="of:=WEEKDAY([.A151];2)" office:value-type="float" office:value="1" calcext:value-type="float">
            <text:p>1</text:p>
          </table:table-cell>
          <table:table-cell table:formula="of:=MONTH([.A151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date" office:date-value="2003-11-17" calcext:value-type="date">
            <text:p>17/11/2003</text:p>
          </table:table-cell>
          <table:table-cell table:formula="of:=WEEKDAY([.A152];2)" office:value-type="float" office:value="1" calcext:value-type="float">
            <text:p>1</text:p>
          </table:table-cell>
          <table:table-cell table:formula="of:=MONTH([.A152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date" office:date-value="2003-11-09" calcext:value-type="date">
            <text:p>09/11/2003</text:p>
          </table:table-cell>
          <table:table-cell table:formula="of:=WEEKDAY([.A153];2)" office:value-type="float" office:value="7" calcext:value-type="float">
            <text:p>7</text:p>
          </table:table-cell>
          <table:table-cell table:formula="of:=MONTH([.A153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date" office:date-value="2003-09-03" calcext:value-type="date">
            <text:p>03/09/2003</text:p>
          </table:table-cell>
          <table:table-cell table:formula="of:=WEEKDAY([.A154];2)" office:value-type="float" office:value="3" calcext:value-type="float">
            <text:p>3</text:p>
          </table:table-cell>
          <table:table-cell table:formula="of:=MONTH([.A154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date" office:date-value="2003-12-21" calcext:value-type="date">
            <text:p>21/12/2003</text:p>
          </table:table-cell>
          <table:table-cell table:formula="of:=WEEKDAY([.A155];2)" office:value-type="float" office:value="7" calcext:value-type="float">
            <text:p>7</text:p>
          </table:table-cell>
          <table:table-cell table:formula="of:=MONTH([.A155])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date" office:date-value="2003-11-27" calcext:value-type="date">
            <text:p>27/11/2003</text:p>
          </table:table-cell>
          <table:table-cell table:formula="of:=WEEKDAY([.A156];2)" office:value-type="float" office:value="4" calcext:value-type="float">
            <text:p>4</text:p>
          </table:table-cell>
          <table:table-cell table:formula="of:=MONTH([.A156])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date" office:date-value="2003-01-29" calcext:value-type="date">
            <text:p>29/01/2003</text:p>
          </table:table-cell>
          <table:table-cell table:formula="of:=WEEKDAY([.A157];2)" office:value-type="float" office:value="3" calcext:value-type="float">
            <text:p>3</text:p>
          </table:table-cell>
          <table:table-cell table:formula="of:=MONTH([.A157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date" office:date-value="2003-05-18" calcext:value-type="date">
            <text:p>18/05/2003</text:p>
          </table:table-cell>
          <table:table-cell table:formula="of:=WEEKDAY([.A158];2)" office:value-type="float" office:value="7" calcext:value-type="float">
            <text:p>7</text:p>
          </table:table-cell>
          <table:table-cell table:formula="of:=MONTH([.A158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date" office:date-value="2003-01-23" calcext:value-type="date">
            <text:p>23/01/2003</text:p>
          </table:table-cell>
          <table:table-cell table:formula="of:=WEEKDAY([.A159];2)" office:value-type="float" office:value="4" calcext:value-type="float">
            <text:p>4</text:p>
          </table:table-cell>
          <table:table-cell table:formula="of:=MONTH([.A159])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date" office:date-value="2003-02-10" calcext:value-type="date">
            <text:p>10/02/2003</text:p>
          </table:table-cell>
          <table:table-cell table:formula="of:=WEEKDAY([.A160];2)" office:value-type="float" office:value="1" calcext:value-type="float">
            <text:p>1</text:p>
          </table:table-cell>
          <table:table-cell table:formula="of:=MONTH([.A160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date" office:date-value="2003-08-02" calcext:value-type="date">
            <text:p>02/08/2003</text:p>
          </table:table-cell>
          <table:table-cell table:formula="of:=WEEKDAY([.A161];2)" office:value-type="float" office:value="6" calcext:value-type="float">
            <text:p>6</text:p>
          </table:table-cell>
          <table:table-cell table:formula="of:=MONTH([.A161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date" office:date-value="2003-02-23" calcext:value-type="date">
            <text:p>23/02/2003</text:p>
          </table:table-cell>
          <table:table-cell table:formula="of:=WEEKDAY([.A162];2)" office:value-type="float" office:value="7" calcext:value-type="float">
            <text:p>7</text:p>
          </table:table-cell>
          <table:table-cell table:formula="of:=MONTH([.A162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date" office:date-value="2003-05-27" calcext:value-type="date">
            <text:p>27/05/2003</text:p>
          </table:table-cell>
          <table:table-cell table:formula="of:=WEEKDAY([.A163];2)" office:value-type="float" office:value="2" calcext:value-type="float">
            <text:p>2</text:p>
          </table:table-cell>
          <table:table-cell table:formula="of:=MONTH([.A163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date" office:date-value="2003-07-01" calcext:value-type="date">
            <text:p>01/07/2003</text:p>
          </table:table-cell>
          <table:table-cell table:formula="of:=WEEKDAY([.A164];2)" office:value-type="float" office:value="2" calcext:value-type="float">
            <text:p>2</text:p>
          </table:table-cell>
          <table:table-cell table:formula="of:=MONTH([.A164])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date" office:date-value="2003-03-27" calcext:value-type="date">
            <text:p>27/03/2003</text:p>
          </table:table-cell>
          <table:table-cell table:formula="of:=WEEKDAY([.A165];2)" office:value-type="float" office:value="4" calcext:value-type="float">
            <text:p>4</text:p>
          </table:table-cell>
          <table:table-cell table:formula="of:=MONTH([.A165]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date" office:date-value="2003-02-05" calcext:value-type="date">
            <text:p>05/02/2003</text:p>
          </table:table-cell>
          <table:table-cell table:formula="of:=WEEKDAY([.A166];2)" office:value-type="float" office:value="3" calcext:value-type="float">
            <text:p>3</text:p>
          </table:table-cell>
          <table:table-cell table:formula="of:=MONTH([.A16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date" office:date-value="2003-02-18" calcext:value-type="date">
            <text:p>18/02/2003</text:p>
          </table:table-cell>
          <table:table-cell table:formula="of:=WEEKDAY([.A167];2)" office:value-type="float" office:value="2" calcext:value-type="float">
            <text:p>2</text:p>
          </table:table-cell>
          <table:table-cell table:formula="of:=MONTH([.A167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date" office:date-value="2002-06-02" calcext:value-type="date">
            <text:p>02/06/2002</text:p>
          </table:table-cell>
          <table:table-cell table:formula="of:=WEEKDAY([.A168];2)" office:value-type="float" office:value="7" calcext:value-type="float">
            <text:p>7</text:p>
          </table:table-cell>
          <table:table-cell table:formula="of:=MONTH([.A168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date" office:date-value="2003-06-01" calcext:value-type="date">
            <text:p>01/06/2003</text:p>
          </table:table-cell>
          <table:table-cell table:formula="of:=WEEKDAY([.A169];2)" office:value-type="float" office:value="7" calcext:value-type="float">
            <text:p>7</text:p>
          </table:table-cell>
          <table:table-cell table:formula="of:=MONTH([.A169])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date" office:date-value="2002-10-27" calcext:value-type="date">
            <text:p>27/10/2002</text:p>
          </table:table-cell>
          <table:table-cell table:formula="of:=WEEKDAY([.A170];2)" office:value-type="float" office:value="7" calcext:value-type="float">
            <text:p>7</text:p>
          </table:table-cell>
          <table:table-cell table:formula="of:=MONTH([.A170])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office:value-type="date" office:date-value="2003-09-13" calcext:value-type="date">
            <text:p>13/09/2003</text:p>
          </table:table-cell>
          <table:table-cell table:formula="of:=WEEKDAY([.A171];2)" office:value-type="float" office:value="6" calcext:value-type="float">
            <text:p>6</text:p>
          </table:table-cell>
          <table:table-cell table:formula="of:=MONTH([.A171])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date" office:date-value="2003-08-20" calcext:value-type="date">
            <text:p>20/08/2003</text:p>
          </table:table-cell>
          <table:table-cell table:formula="of:=WEEKDAY([.A172];2)" office:value-type="float" office:value="3" calcext:value-type="float">
            <text:p>3</text:p>
          </table:table-cell>
          <table:table-cell table:formula="of:=MONTH([.A172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date" office:date-value="2003-04-05" calcext:value-type="date">
            <text:p>05/04/2003</text:p>
          </table:table-cell>
          <table:table-cell table:formula="of:=WEEKDAY([.A173];2)" office:value-type="float" office:value="6" calcext:value-type="float">
            <text:p>6</text:p>
          </table:table-cell>
          <table:table-cell table:formula="of:=MONTH([.A173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date" office:date-value="2003-02-26" calcext:value-type="date">
            <text:p>26/02/2003</text:p>
          </table:table-cell>
          <table:table-cell table:formula="of:=WEEKDAY([.A174];2)" office:value-type="float" office:value="3" calcext:value-type="float">
            <text:p>3</text:p>
          </table:table-cell>
          <table:table-cell table:formula="of:=MONTH([.A174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date" office:date-value="2003-08-23" calcext:value-type="date">
            <text:p>23/08/2003</text:p>
          </table:table-cell>
          <table:table-cell table:formula="of:=WEEKDAY([.A175];2)" office:value-type="float" office:value="6" calcext:value-type="float">
            <text:p>6</text:p>
          </table:table-cell>
          <table:table-cell table:formula="of:=MONTH([.A175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date" office:date-value="2002-02-22" calcext:value-type="date">
            <text:p>22/02/2002</text:p>
          </table:table-cell>
          <table:table-cell table:formula="of:=WEEKDAY([.A176];2)" office:value-type="float" office:value="5" calcext:value-type="float">
            <text:p>5</text:p>
          </table:table-cell>
          <table:table-cell table:formula="of:=MONTH([.A176]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date" office:date-value="2003-08-13" calcext:value-type="date">
            <text:p>13/08/2003</text:p>
          </table:table-cell>
          <table:table-cell table:formula="of:=WEEKDAY([.A177];2)" office:value-type="float" office:value="3" calcext:value-type="float">
            <text:p>3</text:p>
          </table:table-cell>
          <table:table-cell table:formula="of:=MONTH([.A177])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date" office:date-value="2003-05-16" calcext:value-type="date">
            <text:p>16/05/2003</text:p>
          </table:table-cell>
          <table:table-cell table:formula="of:=WEEKDAY([.A178];2)" office:value-type="float" office:value="5" calcext:value-type="float">
            <text:p>5</text:p>
          </table:table-cell>
          <table:table-cell table:formula="of:=MONTH([.A178])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date" office:date-value="2003-11-22" calcext:value-type="date">
            <text:p>22/11/2003</text:p>
          </table:table-cell>
          <table:table-cell table:formula="of:=WEEKDAY([.A179];2)" office:value-type="float" office:value="6" calcext:value-type="float">
            <text:p>6</text:p>
          </table:table-cell>
          <table:table-cell table:formula="of:=MONTH([.A179])" office:value-type="float" office:value="11" calcext:value-type="float">
            <text:p>1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21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5T18:25:32.967135894</meta:creation-date>
    <dc:date>2018-07-15T18:38:54.248164178</dc:date>
    <meta:editing-duration>PT4S</meta:editing-duration>
    <meta:editing-cycles>1</meta:editing-cycles>
    <meta:document-statistic meta:table-count="1" meta:cell-count="637" meta:object-count="0"/>
    <meta:generator>LibreOffice/6.0.3.2$Linux_x86 LibreOffice_project/00m0$Build-2</meta:generator>
  </office:meta>
</office:document-meta>
</file>